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64.010000000000005pt"/>
    </style:style>
    <style:style style:name="ro1" style:family="table-row">
      <style:table-row-properties style:row-height="12.810000000000000pt"/>
    </style:style>
    <style:style style:name="ce1" style:family="table-cell" style:parent-style-name="custom-style1">
      <style:table-cell-properties style:text-align-source="fix"/>
      <style:paragraph-properties fo:text-align="end"/>
      <style:text-properties fo:font-family="'DejaVu Sans'"/>
    </style:style>
    <style:style style:name="ce2" style:family="table-cell" style:parent-style-name="custom-style1">
      <style:table-cell-properties style:text-align-source="fix"/>
      <style:paragraph-properties fo:text-align="center"/>
      <style:text-properties fo:font-family="'Liberation Sans'" fo:font-weight="bold"/>
    </style:style>
    <style:style style:name="ce3" style:family="table-cell" style:parent-style-name="custom-style1">
      <style:table-cell-properties fo:wrap-option="wrap"/>
      <style:text-properties fo:font-family="'DejaVu Sans'" fo:font-size="10.000000000000000pt"/>
    </style:style>
    <style:style style:name="ce4" style:family="table-cell" style:parent-style-name="custom-style1">
      <style:text-properties fo:font-family="'DejaVu Sans'"/>
    </style:style>
    <style:style style:name="ce5" style:family="table-cell" style:parent-style-name="custom-style1">
      <style:text-properties fo:font-family="'Liberation Sans'" fo:font-weight="bold"/>
    </style:style>
    <style:style style:name="ce6" style:family="table-cell" style:parent-style-name="custom-style1">
      <style:table-cell-properties fo:wrap-option="wrap"/>
      <style:text-properties fo:font-family="'Liberation Serif'" fo:font-size="10.000000000000000pt"/>
    </style:style>
    <number:number-style style:name="N1">
      <number:number number:decimal-places="2" number:min-integer-digits="1"/>
    </number:number-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1023"/>
        <table:table-row table:style-name="ro1" table:default-cell-style-name="ce2">
          <table:table-cell office:value-type="string" office:string-value="input" table:style-name="ce2">
            <text:p>input</text:p>
          </table:table-cell>
          <table:table-cell office:value-type="string" office:string-value="serial">
            <text:p>serial</text:p>
          </table:table-cell>
          <table:table-cell office:value-type="string" office:string-value="parallel" table:number-columns-spanned="5">
            <text:p>parallel</text:p>
          </table:table-cell>
          <table:covered-table-cell office:value-type="string" office:string-value="">
            <text:p/>
          </table:covered-table-cell>
          <table:covered-table-cell office:value-type="string" office:string-value="">
            <text:p/>
          </table:covered-table-cell>
          <table:covered-table-cell office:value-type="string" office:string-value="">
            <text:p/>
          </table:covered-table-cell>
          <table:covered-table-cell office:value-type="string" office:string-value="">
            <text:p/>
          </table:covered-table-cell>
          <table:table-cell office:value-type="string" office:string-value="max list size">
            <text:p>max list siz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 table:style-name="ro1" table:default-cell-style-name="ce2">
          <table:table-cell office:value-type="string" office:string-value="" table:style-name="ce2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 office:string-value="2.070141" table:style-name="ce1">
            <text:p>2.070141</text:p>
          </table:table-cell>
          <table:table-cell office:value-type="float" office:value="2.271709" table:style-name="ce3">
            <text:p>2.271709</text:p>
          </table:table-cell>
          <table:table-cell office:value-type="float" office:value="2.308089" table:style-name="ce3">
            <text:p>2.308089</text:p>
          </table:table-cell>
          <table:table-cell office:value-type="float" office:value="2.369838" table:style-name="ce3">
            <text:p>2.369838</text:p>
          </table:table-cell>
          <table:table-cell office:value-type="float" office:value="3.102931" table:style-name="ce3">
            <text:p>3.102931</text:p>
          </table:table-cell>
          <table:table-cell office:value-type="float" office:value="3.886312" table:style-name="ce3">
            <text:p>3.886312</text:p>
          </table:table-cell>
          <table:table-cell office:value-type="float" office:value="1170364" table:style-name="ce3">
            <text:p>117036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 office:string-value="94.729440" table:style-name="ce1">
            <text:p>94.729440</text:p>
          </table:table-cell>
          <table:table-cell office:value-type="float" office:value="148.689248" table:style-name="ce3">
            <text:p>148.689248</text:p>
          </table:table-cell>
          <table:table-cell office:value-type="float" office:value="118.446853" table:style-name="ce3">
            <text:p>118.446853</text:p>
          </table:table-cell>
          <table:table-cell office:value-type="float" office:value="109.318826" table:style-name="ce3">
            <text:p>109.318826</text:p>
          </table:table-cell>
          <table:table-cell office:value-type="float" office:value="134.59313" table:style-name="ce3">
            <text:p>134.59313</text:p>
          </table:table-cell>
          <table:table-cell office:value-type="float" office:value="170.980367" table:style-name="ce3">
            <text:p>170.980367</text:p>
          </table:table-cell>
          <table:table-cell office:value-type="float" office:value="2068444" table:style-name="ce4">
            <text:p>20684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 office:string-value="6.892260" table:style-name="ce1">
            <text:p>6.892260</text:p>
          </table:table-cell>
          <table:table-cell office:value-type="float" office:value="7.734122" table:style-name="ce3">
            <text:p>7.734122</text:p>
          </table:table-cell>
          <table:table-cell office:value-type="float" office:value="7.659589" table:style-name="ce3">
            <text:p>7.659589</text:p>
          </table:table-cell>
          <table:table-cell office:value-type="float" office:value="7.848223" table:style-name="ce3">
            <text:p>7.848223</text:p>
          </table:table-cell>
          <table:table-cell office:value-type="float" office:value="10.276399" table:style-name="ce3">
            <text:p>10.276399</text:p>
          </table:table-cell>
          <table:table-cell office:value-type="float" office:value="12.609716" table:style-name="ce3">
            <text:p>12.609716</text:p>
          </table:table-cell>
          <table:table-cell office:value-type="float" office:value="2418067" table:style-name="ce3">
            <text:p>24180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 table:style-name="ro1">
          <table:table-cell office:value-type="string" office:string-value="25b">
            <text:p>25b</text:p>
          </table:table-cell>
          <table:table-cell office:value-type="float" office:value="26.081902" table:style-name="ce1">
            <text:p>26.081902</text:p>
          </table:table-cell>
          <table:table-cell office:value-type="float" office:value="29.192734" table:style-name="ce3">
            <text:p>29.192734</text:p>
          </table:table-cell>
          <table:table-cell office:value-type="float" office:value="29.834536" table:style-name="ce3">
            <text:p>29.834536</text:p>
          </table:table-cell>
          <table:table-cell office:value-type="float" office:value="30.9083" table:style-name="ce3">
            <text:p>30.9083</text:p>
          </table:table-cell>
          <table:table-cell office:value-type="float" office:value="38.688987" table:style-name="ce3">
            <text:p>38.688987</text:p>
          </table:table-cell>
          <table:table-cell office:value-type="float" office:value="49.128029" table:style-name="ce3">
            <text:p>49.128029</text:p>
          </table:table-cell>
          <table:table-cell office:value-type="float" office:value="1792270" table:style-name="ce4">
            <text:p>17922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 table:style-name="ro1">
          <table:table-cell office:value-type="string" office:string-value="25c">
            <text:p>25c</text:p>
          </table:table-cell>
          <table:table-cell office:value-type="string" office:string-value="39.786338" table:style-name="ce1">
            <text:p>39.786338</text:p>
          </table:table-cell>
          <table:table-cell office:value-type="float" office:value="43.165449" table:style-name="ce3">
            <text:p>43.165449</text:p>
          </table:table-cell>
          <table:table-cell office:value-type="float" office:value="43.858859" table:style-name="ce3">
            <text:p>43.858859</text:p>
          </table:table-cell>
          <table:table-cell office:value-type="float" office:value="45.405455" table:style-name="ce3">
            <text:p>45.405455</text:p>
          </table:table-cell>
          <table:table-cell office:value-type="float" office:value="56.245548" table:style-name="ce3">
            <text:p>56.245548</text:p>
          </table:table-cell>
          <table:table-cell office:value-type="float" office:value="71.369631" table:style-name="ce3">
            <text:p>71.369631</text:p>
          </table:table-cell>
          <table:table-cell office:value-type="float" office:value="2167619" table:style-name="ce4">
            <text:p>21676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 table:style-name="ro1">
          <table:table-cell office:value-type="string" office:string-value="23b">
            <text:p>23b</text:p>
          </table:table-cell>
          <table:table-cell office:value-type="string" office:string-value="71.988809" table:style-name="ce1">
            <text:p>71.988809</text:p>
          </table:table-cell>
          <table:table-cell office:value-type="float" office:value="12.380365" table:style-name="ce3">
            <text:p>12.380365</text:p>
          </table:table-cell>
          <table:table-cell office:value-type="float" office:value="12.655394" table:style-name="ce3">
            <text:p>12.655394</text:p>
          </table:table-cell>
          <table:table-cell office:value-type="float" office:value="12.926997" table:style-name="ce3">
            <text:p>12.926997</text:p>
          </table:table-cell>
          <table:table-cell office:value-type="float" office:value="13.56564" table:style-name="ce3">
            <text:p>13.56564</text:p>
          </table:table-cell>
          <table:table-cell office:value-type="float" office:value="20.265453" table:style-name="ce3">
            <text:p>20.265453</text:p>
          </table:table-cell>
          <table:table-cell office:value-type="float" office:value="3006959" table:style-name="ce3">
            <text:p>30069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 office:string-value="57.745295">
            <text:p>57.745295</text:p>
          </table:table-cell>
          <table:table-cell office:value-type="string" office:string-value="79.782250">
            <text:p>79.782250</text:p>
          </table:table-cell>
          <table:table-cell office:value-type="string" office:string-value="65.081164">
            <text:p>65.081164</text:p>
          </table:table-cell>
          <table:table-cell office:value-type="string" office:string-value="65.752028">
            <text:p>65.752028</text:p>
          </table:table-cell>
          <table:table-cell office:value-type="string" office:string-value="70.285570">
            <text:p>70.285570</text:p>
          </table:table-cell>
          <table:table-cell office:value-type="string" office:string-value="103.861278">
            <text:p>103.86127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 table:style-name="ro1"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 table:style-name="ro1">
          <table:table-cell office:value-type="string" office:string-value="" table:style-name="ce5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 table:style-name="ro1" table:number-rows-repeated="4"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 table:style-name="ro1">
          <table:table-cell office:value-type="string" office:string-value="" table:style-name="ce5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 table:style-name="ro1" table:number-rows-repeated="2">
          <table:table-cell office:value-type="string" office:string-value="" table:style-name="ce6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 table:style-name="ro1">
          <table:table-cell office:value-type="string" office:string-value="" table:style-name="ce6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  <style:default-style style:family="table-cell">
      <style:text-properties fo:font-family="'Liberation Sans'"/>
    </style:default-style>
    <style:style style:name="custom-style1" style:display-name="Default1" style:family="table-cell"/>
    <style:style style:name="custom-style2" style:display-name="Heading" style:family="table-cell" style:parent-style-name="custom-style1">
      <style:table-cell-properties style:text-align-source="fix"/>
      <style:paragraph-properties fo:text-align="center"/>
      <style:text-properties fo:font-size="16.000000000000000pt" fo:font-style="italic" fo:font-weight="bold"/>
    </style:style>
    <style:style style:name="custom-style3" style:display-name="Heading1" style:family="table-cell" style:parent-style-name="custom-style2">
      <style:table-cell-properties style:rotation-align="none" style:rotation-angle="90"/>
    </style:style>
    <style:style style:name="custom-style4" style:data-style-name="N1" style:display-name="N104P0" style:family="table-cell"/>
    <style:style style:name="custom-style5" style:display-name="Result" style:family="table-cell" style:parent-style-name="custom-style1">
      <style:text-properties fo:font-style="italic" fo:font-weight="bold" style:text-underline-color="font-color" style:text-underline-style="solid" style:text-underline-width="auto"/>
    </style:style>
    <style:style style:name="custom-style6" style:display-name="Result2" style:family="table-cell" style:parent-style-name="custom-style5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 
   <text:sheet-name>???</text:sheet-name>
 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Page 
   
   <text:page-number>1</text:page-number>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0</meta:generator>
    <dc:title/>
    <meta:initial-creator>Unknown</meta:initial-creator>
    <meta:editing-cycles>49</meta:editing-cycles>
    <dc:date>2016-01-04T21:43:27</dc:date>
    <meta:creation-date>2016-01-02T18:51:14.791752678</meta:creation-date>
    <dc:creator>Jan Sidlo</dc:creator>
  </office:meta>
</office:document-meta>
</file>